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L2"/>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break-before="page"/>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text-position="-33% 80%"/>
    </style:style>
    <style:style style:name="T7" style:family="text">
      <style:text-properties fo:font-style="italic"/>
    </style:style>
    <style:style style:name="T8" style:family="text">
      <style:text-properties fo:font-variant="normal" fo:text-transform="none" fo:font-style="normal"/>
    </style:style>
    <style:style style:name="T9" style:family="text">
      <style:text-properties style:text-underline-style="solid" style:text-underline-width="auto" style:text-underline-color="font-color"/>
    </style:style>
    <style:style style:name="T10" style:family="text">
      <style:text-properties style:font-name="Times New Roman2" fo:font-size="12pt"/>
    </style:style>
    <style:style style:name="T11" style:family="text">
      <style:text-properties fo:color="#000000" style:font-name="Times New Roman2" fo:font-size="12pt"/>
    </style:style>
    <style:style style:name="T12"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explanatory note contains informative discussion and background for the corresponding “OpenLCB CAN Frame Transfer Specification”. This explanation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739017652" text:style-name="L2">
        <text:list-item>
          <text:p text:style-name="P12">Every CAN header must be unique by construction. Collisions between frames with identical headers do not result in well-defined behavior, and must be avoided by design to avoid intermittent problems.</text:p>
        </text:list-item>
        <text:list-item>
          <text:p text:style-name="P1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2">CAN does not provide any indicator of which node sent a particular frame. Any node can send any frame, and the receiving nodes have no CAN-provided mechanism for identifying the source.</text:p>
        </text:list-item>
        <text:list-item>
          <text:p text:style-name="P1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2">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Note that we reference the Node ID specification, but only to the extent that each node is required to have a unique Node ID. The Specification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pecification is silent on the uses for standard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10">load frame: “</text:span><text:span text:style-name="T11">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1">)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pecification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2" text:outline-level="2">Interactions</text:h>
      <text:p text:style-name="Standard">Communications protocols are about more than messages. The protocols must also specify the interactions in which the messages are used.</text:p>
      <text:h text:style-name="Heading_20_3" text:outline-level="3">ID Alias assignment</text:h>
      <text:p text:style-name="Standard">For example, four CIM frames and a RIM:</text:p>
      <text:p text:style-name="Standard">0x17123FED</text:p>
      <text:p text:style-name="Standard">0x16456FED</text:p>
      <text:p text:style-name="Standard">0x15789FED</text:p>
      <text:p text:style-name="Standard">0x14ABCFED</text:p>
      <text:p text:style-name="Standard">0x10700FED</text:p>
      <text:p text:style-name="Standard">For node ID 12 34 56 78 9A BC</text:p>
      <text:p text:style-name="Standard"/>
      <text:p text:style-name="Standard"><text:soft-page-break/>… MMM is the message sequence number, 0x7 to 0x4 (to give priority to messages later in the process) </text:p>
      <text:p text:style-name="Standard">Note that there is no requirement that this alias be consistent from one run to the next. More detail is on a <text:a xlink:type="simple" xlink:href="../../specs/documents/can/CanIDAllocation.html">separate page</text:a>. </text:p>
      <text:p text:style-name="Standard">CIM/RIM message content and format</text:p>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h text:style-name="Heading_20_3" text:outline-level="3">ID Alias validation</text:h>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3" text:outline-level="3">ID Alias termination</text:h>
      <text:p text:style-name="Standard">Regular nodes won't need to use this. </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7">"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1" text:outline-level="1"><text:soft-page-break/>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9">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673121916" text:style-name="L8">
        <text:list-item>
          <text:p text:style-name="P14">Smaller (fewer bits) allows more payload and/or simpler coding of other parts of messages. </text:p>
        </text:list-item>
        <text:list-item>
          <text:p text:style-name="P14">Larger allows more unique nodes to be accessed.</text:p>
        </text:list-item>
      </text:list>
      <text:p text:style-name="Standard">Issues</text:p>
      <text:p text:style-name="Standard"><text:soft-page-break/>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text:soft-page-break/></text:p>
      <text:p text:style-name="Standard"/>
      <text:p text:style-name="Standard"/>
      <text:p text:style-name="Standard">Discuss the use of repeaters, bridges and gateways w.r.t. Timing; ref physical layer. Possibility of reordering.</text:p>
      <text:p text:style-name="Standard"/>
      <text:list xml:id="list1985236680" text:style-name="L11">
        <text:list-item>
          <text:p text:style-name="P17">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9">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20">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920435926" text:style-name="L9">
        <text:list-item>
          <text:p text:style-name="P15">Must not require any user intervention. </text:p>
        </text:list-item>
        <text:list-item>
          <text:p text:style-name="P15">Must be possible to map the assigned alias to a Node Sequence Number and vice-versa.</text:p>
        </text:list-item>
        <text:list-item>
          <text:p text:style-name="P15">It is not required to come up with the same alias every time a node or segment is powered up. </text:p>
        </text:list-item>
        <text:list-item>
          <text:p text:style-name="P15">Must always converge to an alias, regardless of when or in what order nodes come up. </text:p>
        </text:list-item>
        <text:list-item>
          <text:p text:style-name="P15">Another node watching the process must be able to monitor how the decision was reached and what the result was. </text:p>
        </text:list-item>
        <text:list-item>
          <text:p text:style-name="P15">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2146145051" text:style-name="L10">
        <text:list-item>
          <text:p text:style-name="P16">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16">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6">i+1</text:span> = (2<text:span text:style-name="T5">9</text:span>+1) x<text:span text:style-name="T6">i</text:span> + c</text:p>
      <text:p text:style-name="Standard">where c = 29,741,096,258,473 or 0x1B0CA37A4BA9.The paper actually describes a PRNG that uses signed arithmetic, but for our purposes the 48<text:span text:style-name="T5">th</text:span> “sign” bit isn't important. <text:span text:style-name="T7">(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7">(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8">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8">(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Standard"><text:span text:style-name="T7">(Take some from physical layer doc)</text:span></text:p>
      <text:p text:style-name="P19">“A 48-Bit Pseudo-Random Number Generator”, Heidi G. Kuehn, Communications of the ACM, Volume 4, Issue 8 (August 1961), pages 350-352.</text:p>
      <text:p text:style-name="Text_20_body"><text:span text:style-name="T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1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span text:style-name="Page_20_Number"><text:span text:style-name="MT3"><text:date style:data-style-name="N116" text:date-value="2010-10-04T23:51:00">10/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6.262964785651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CAN Frame Transfer</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date)</text:p>
            </table:table-cell>
            <table:table-cell table:style-name="Table1.C1" office:value-type="string">
              <text:p text:style-name="MP9">TN 9-6-2C</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9</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5"><text:date style:data-style-name="N116" text:date-value="2010-10-04T23:51:00">10/4/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9</meta:editing-cycles>
    <meta:editing-duration>PT14H18M34S</meta:editing-duration>
    <meta:generator>OpenOffice.org/3.2$Unix OpenOffice.org_project/320m18$Build-9502</meta:generator>
    <dc:date>2010-10-04T23:50:59</dc:date>
    <dc:creator>Bob Jacobsen</dc:creator>
    <meta:document-statistic meta:table-count="3" meta:image-count="0" meta:object-count="0" meta:page-count="12" meta:paragraph-count="193" meta:word-count="4609" meta:character-count="26948"/>
    <meta:user-defined meta:name="Info 1"/>
    <meta:user-defined meta:name="Info 2"/>
    <meta:user-defined meta:name="Info 3"/>
    <meta:user-defined meta:name="Info 4"/>
  </office:meta>
</office:document-meta>
</file>